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c61" officeooo:paragraph-rsid="0011ac61"/>
    </style:style>
    <style:style style:name="P2" style:family="paragraph" style:parent-style-name="Standard">
      <style:text-properties officeooo:rsid="0011ac61" officeooo:paragraph-rsid="00184b04"/>
    </style:style>
    <style:style style:name="P3" style:family="paragraph" style:parent-style-name="Standard">
      <style:text-properties officeooo:rsid="001232e8" officeooo:paragraph-rsid="001232e8"/>
    </style:style>
    <style:style style:name="P4" style:family="paragraph" style:parent-style-name="Standard">
      <style:text-properties fo:font-weight="bold" officeooo:rsid="0011ac61" officeooo:paragraph-rsid="0011ac61" style:font-weight-asian="bold" style:font-weight-complex="bold"/>
    </style:style>
    <style:style style:name="P5" style:family="paragraph" style:parent-style-name="Standard">
      <style:text-properties fo:font-weight="bold" officeooo:rsid="0014b8d6" officeooo:paragraph-rsid="0014b8d6" style:font-weight-asian="bold" style:font-weight-complex="bold"/>
    </style:style>
    <style:style style:name="P6" style:family="paragraph" style:parent-style-name="Standard">
      <style:text-properties fo:font-weight="bold" officeooo:rsid="00165ab7" officeooo:paragraph-rsid="00165ab7" style:font-weight-asian="bold" style:font-weight-complex="bold"/>
    </style:style>
    <style:style style:name="P7" style:family="paragraph" style:parent-style-name="Standard">
      <style:text-properties fo:font-weight="bold" officeooo:rsid="001a5b5c" officeooo:paragraph-rsid="001a5b5c" style:font-weight-asian="bold" style:font-weight-complex="bold"/>
    </style:style>
    <style:style style:name="P8" style:family="paragraph" style:parent-style-name="Standard">
      <style:text-properties fo:font-weight="bold" officeooo:rsid="001d4775" officeooo:paragraph-rsid="001d4775" style:font-weight-asian="bold" style:font-weight-complex="bold"/>
    </style:style>
    <style:style style:name="P9" style:family="paragraph" style:parent-style-name="Standard">
      <style:text-properties fo:font-weight="bold" officeooo:rsid="001d94f3" officeooo:paragraph-rsid="001d94f3" style:font-weight-asian="bold" style:font-weight-complex="bold"/>
    </style:style>
    <style:style style:name="P10" style:family="paragraph" style:parent-style-name="Standard">
      <style:text-properties officeooo:rsid="00165ab7" officeooo:paragraph-rsid="00165ab7"/>
    </style:style>
    <style:style style:name="P11" style:family="paragraph" style:parent-style-name="Standard">
      <style:text-properties fo:font-weight="normal" officeooo:rsid="0017375f" officeooo:paragraph-rsid="0017375f" style:font-weight-asian="normal" style:font-weight-complex="normal"/>
    </style:style>
    <style:style style:name="P12" style:family="paragraph" style:parent-style-name="Standard">
      <style:text-properties fo:font-weight="normal" officeooo:rsid="001a5b5c" officeooo:paragraph-rsid="001a5b5c" style:font-weight-asian="normal" style:font-weight-complex="normal"/>
    </style:style>
    <style:style style:name="P13" style:family="paragraph" style:parent-style-name="Standard">
      <style:text-properties fo:font-weight="normal" officeooo:rsid="001b432f" officeooo:paragraph-rsid="001b432f" style:font-weight-asian="normal" style:font-weight-complex="normal"/>
    </style:style>
    <style:style style:name="P14" style:family="paragraph" style:parent-style-name="Standard">
      <style:text-properties fo:font-weight="normal" officeooo:rsid="001d4775" officeooo:paragraph-rsid="001d4775" style:font-weight-asian="normal" style:font-weight-complex="normal"/>
    </style:style>
    <style:style style:name="P15" style:family="paragraph" style:parent-style-name="Standard">
      <style:text-properties fo:font-weight="normal" officeooo:rsid="001d94f3" officeooo:paragraph-rsid="001d94f3" style:font-weight-asian="normal" style:font-weight-complex="normal"/>
    </style:style>
    <style:style style:name="P16" style:family="paragraph" style:parent-style-name="Standard">
      <style:text-properties fo:font-weight="normal" officeooo:rsid="001eced9" officeooo:paragraph-rsid="001eced9" style:font-weight-asian="normal" style:font-weight-complex="normal"/>
    </style:style>
    <style:style style:name="T1" style:family="text">
      <style:text-properties officeooo:rsid="001337b6"/>
    </style:style>
    <style:style style:name="T2" style:family="text">
      <style:text-properties officeooo:rsid="0014b8d6"/>
    </style:style>
    <style:style style:name="T3" style:family="text">
      <style:text-properties officeooo:rsid="00165ab7"/>
    </style:style>
    <style:style style:name="T4" style:family="text">
      <style:text-properties officeooo:rsid="00178e3b"/>
    </style:style>
    <style:style style:name="T5" style:family="text">
      <style:text-properties officeooo:rsid="0019347c"/>
    </style:style>
    <style:style style:name="T6" style:family="text">
      <style:text-properties officeooo:rsid="001c258f"/>
    </style:style>
    <style:style style:name="T7" style:family="text">
      <style:text-properties officeooo:rsid="001d94f3"/>
    </style:style>
    <style:style style:name="T8" style:family="text">
      <style:text-properties officeooo:rsid="001f4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ce Game RPG</text:p>
      <text:p text:style-name="P1"/>
      <text:p text:style-name="P4">Story / Start of game</text:p>
      <text:p text:style-name="P2">You <text:span text:style-name="T3">are </text:span>captain of an interplanetary ship. <text:span text:style-name="T3">You </text:span>crash-land on a planet. <text:span text:style-name="T4">(some sort of mission/interference?)</text:span> Your crew is dead, and your ship is heavily damaged; <text:span text:style-name="T8">y</text:span>ou need to collect resources and seek help from the locals in order to repair your ship and gather a new crew.</text:p>
      <text:p text:style-name="P1"/>
      <text:p text:style-name="P5">Random Bits</text:p>
      <text:p text:style-name="P3">While on planets, space stations, <text:span text:style-name="T6">etc.</text:span>, you control your player directly from a top-down perspective. <text:span text:style-name="T1">You can interact with NPCs with selectable, branching dialog.</text:span></text:p>
      <text:p text:style-name="P1">Crew members can be hired <text:span text:style-name="T2">through talking with local NPCs</text:span>, late game you can replace them with robots. Although in the process of doing so will cause some crew members to riot, making it difficult to build them.</text:p>
      <text:p text:style-name="P10">Quests can be obtained by witnessing events unfold in the world, or by asking around.</text:p>
      <text:p text:style-name="P10"/>
      <text:p text:style-name="P6">Ship is repaired</text:p>
      <text:p text:style-name="P11">The entire galaxy opens up for you to explore. There are planets, moons, space stations, asteroid clusters, etc. Some areas are populated, some are yet to be explored, and others are abandoned for various reasons. <text:span text:style-name="T5">Some areas are hostile, some may become hostile if you join an enemy faction.</text:span></text:p>
      <text:p text:style-name="P11"/>
      <text:p text:style-name="P7">Space Travel</text:p>
      <text:p text:style-name="P12">You can walk around the interior of your ship. If you hop in the caption’s chair, you take control of the ship. Your crew will take care of the weapons systems, shields, and other ship functions. You can command them to perform certain actions manually, such as shoot a certain ship, or have them do everything automatically.</text:p>
      <text:p text:style-name="P13">Warp takes a lot of power, and takes time to charge. It allows you to jump from planet to planet much quicker than traveling there manually.</text:p>
      <text:p text:style-name="P16">There are ship hangers to rent <text:span text:style-name="T7">throughout</text:span> the galaxy, and you can build them on your bases. This allows you to have more than one ship.</text:p>
      <text:p text:style-name="P15">If you hire an additional captain, you can have more than one ship active at one time. The other ship will follow you automatically.</text:p>
      <text:p text:style-name="P16">Each ship can have a different specialty depending on what you build onto it. For example, you can have a long distance travel ship with fast-charging warp drives, or you could have a mining ship with many drills and resource processing on board.</text:p>
      <text:p text:style-name="P13"/>
      <text:p text:style-name="P8">Ship Building</text:p>
      <text:p text:style-name="P14">Your ship is build from modular blocks (like <text:span text:style-name="T8">craftiness</text:span>). You can craft new bits to put on your ship from resources your buy or mine, or you can buy the parts directly from a parts dealer. When your ship becomes damaged, you can visit a repair shop that will put all blocks back where they were when you last build onto the ship.</text:p>
      <text:p text:style-name="P14"/>
      <text:p text:style-name="P9">Mining</text:p>
      <text:p text:style-name="P15">There are caves/mines you can visit on planets. This is how you will gather resources when you crash land on the starting planet. There are asteroid clusters scattered throughout the galaxy. With the right equipment on your ship <text:span text:style-name="T8">you can mine them without leaving the comfort of your captains cha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09:53:32.200036416</meta:creation-date>
    <dc:date>2018-07-22T15:38:10.100993252</dc:date>
    <meta:editing-duration>PT5H31M11S</meta:editing-duration>
    <meta:editing-cycles>17</meta:editing-cycles>
    <meta:generator>LibreOffice/6.0.4.2$Linux_X86_64 LibreOffice_project/00m0$Build-2</meta:generator>
    <meta:document-statistic meta:table-count="0" meta:image-count="0" meta:object-count="0" meta:page-count="1" meta:paragraph-count="19" meta:word-count="481" meta:character-count="2720" meta:non-whitespace-character-count="2258"/>
  </office:meta>
</office:document-meta>
</file>